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odels" style:family="table">
      <style:table-properties style:width="6.6924in" table:align="margins"/>
    </style:style>
    <style:style style:name="models.A" style:family="table-column">
      <style:table-column-properties style:column-width="0.2806in" style:rel-column-width="404*"/>
    </style:style>
    <style:style style:name="models.B" style:family="table-column">
      <style:table-column-properties style:column-width="2.1354in" style:rel-column-width="3075*"/>
    </style:style>
    <style:style style:name="models.C" style:family="table-column">
      <style:table-column-properties style:column-width="1.6667in" style:rel-column-width="2400*"/>
    </style:style>
    <style:style style:name="models.D" style:family="table-column">
      <style:table-column-properties style:column-width="0.7813in" style:rel-column-width="1125*"/>
    </style:style>
    <style:style style:name="models.E" style:family="table-column">
      <style:table-column-properties style:column-width="1.8285in" style:rel-column-width="2633*"/>
    </style:style>
    <style:style style:name="model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models.E1" style:family="table-cell">
      <style:table-cell-properties fo:padding="0.0382in" fo:border="0.0007in solid #000000"/>
    </style:style>
    <style:style style:name="models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models.B2" style:family="table-cell">
      <style:table-cell-properties fo:padding="0.0382in" fo:border-left="0.0007in solid #000000" fo:border-right="none" fo:border-top="none" fo:border-bottom="0.0007in solid #000000"/>
    </style:style>
    <style:style style:name="models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style:font-name="Arial"/>
    </style:style>
    <style:style style:name="P3" style:family="paragraph" style:parent-style-name="Table_20_Contents">
      <style:paragraph-properties fo:text-align="center" style:justify-single-word="false"/>
      <style:text-properties style:font-name="Arial" style:text-underline-style="none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justify" style:justify-single-word="false"/>
      <style:text-properties style:font-name="Ari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r project</text:p>
      <text:p text:style-name="P4"/>
      <text:p text:style-name="P5">main dir:<text:a xlink:type="simple" xlink:href="https://mrdavison.org/projects/source" text:style-name="Internet_20_link" text:visited-style-name="Visited_20_Internet_20_Link">https://mrdavison.org/projects/source</text:a></text:p>
      <text:p text:style-name="P5">css: <text:a xlink:type="simple" xlink:href="https://mrdavison.org/projects/source/css/main2.css" text:style-name="Internet_20_link" text:visited-style-name="Visited_20_Internet_20_Link">https://mrdavison.org/projects/source/css/main2.css</text:a></text:p>
      <text:p text:style-name="P5"/>
      <text:p text:style-name="P5">models:</text:p>
      <table:table table:name="models" table:style-name="models">
        <table:table-column table:style-name="models.A"/>
        <table:table-column table:style-name="models.B"/>
        <table:table-column table:style-name="models.C"/>
        <table:table-column table:style-name="models.D"/>
        <table:table-column table:style-name="models.E"/>
        <table:table-row>
          <table:table-cell table:style-name="models.A1" office:value-type="string">
            <text:p text:style-name="P2">#</text:p>
          </table:table-cell>
          <table:table-cell table:style-name="models.A1" office:value-type="string">
            <text:p text:style-name="P2">name</text:p>
          </table:table-cell>
          <table:table-cell table:style-name="models.A1" office:value-type="string">
            <text:p text:style-name="P2">id(file name)</text:p>
          </table:table-cell>
          <table:table-cell table:style-name="models.A1" office:value-type="string">
            <text:p text:style-name="P2">status</text:p>
          </table:table-cell>
          <table:table-cell table:style-name="models.E1" office:value-type="string">
            <text:p text:style-name="P2">url</text:p>
          </table:table-cell>
        </table:table-row>
        <table:table-row>
          <table:table-cell table:style-name="models.A2" office:value-type="float" office:value="1">
            <text:p text:style-name="P2">1</text:p>
          </table:table-cell>
          <table:table-cell table:style-name="models.B2" office:value-type="string">
            <text:p text:style-name="P2">Constuction worker</text:p>
          </table:table-cell>
          <table:table-cell table:style-name="models.B2" office:value-type="string">
            <text:p text:style-name="P2">constuction_worker</text:p>
          </table:table-cell>
          <table:table-cell table:style-name="models.B2" office:value-type="string">
            <text:p text:style-name="P2">pass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2">
            <text:p text:style-name="P2">2</text:p>
          </table:table-cell>
          <table:table-cell table:style-name="models.B2" office:value-type="string">
            <text:p text:style-name="P2">Doctor</text:p>
          </table:table-cell>
          <table:table-cell table:style-name="models.B2" office:value-type="string">
            <text:p text:style-name="P2">doctor</text:p>
          </table:table-cell>
          <table:table-cell table:style-name="models.B2" office:value-type="string">
            <text:p text:style-name="P2">pass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3">
            <text:p text:style-name="P2">3</text:p>
          </table:table-cell>
          <table:table-cell table:style-name="models.B2" office:value-type="string">
            <text:p text:style-name="P2">Detective</text:p>
          </table:table-cell>
          <table:table-cell table:style-name="models.B2" office:value-type="string">
            <text:p text:style-name="P2">detective</text:p>
          </table:table-cell>
          <table:table-cell table:style-name="models.B2" office:value-type="string">
            <text:p text:style-name="P2">done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4">
            <text:p text:style-name="P2">4</text:p>
          </table:table-cell>
          <table:table-cell table:style-name="models.B2" office:value-type="string">
            <text:p text:style-name="P2">Farmer</text:p>
          </table:table-cell>
          <table:table-cell table:style-name="models.B2" office:value-type="string">
            <text:p text:style-name="P2">farmer</text:p>
          </table:table-cell>
          <table:table-cell table:style-name="models.B2" office:value-type="string">
            <text:p text:style-name="P2">done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5">
            <text:p text:style-name="P2">5</text:p>
          </table:table-cell>
          <table:table-cell table:style-name="models.B2" office:value-type="string">
            <text:p text:style-name="P2">Male teacher</text:p>
          </table:table-cell>
          <table:table-cell table:style-name="models.B2" office:value-type="string">
            <text:p text:style-name="P2">teacher_male</text:p>
          </table:table-cell>
          <table:table-cell table:style-name="models.B2" office:value-type="string">
            <text:p text:style-name="P3">done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6">
            <text:p text:style-name="P2">6</text:p>
          </table:table-cell>
          <table:table-cell table:style-name="models.B2" office:value-type="string">
            <text:p text:style-name="P2">Female teacher</text:p>
          </table:table-cell>
          <table:table-cell table:style-name="models.B2" office:value-type="string">
            <text:p text:style-name="P2">teacher_female</text:p>
          </table:table-cell>
          <table:table-cell table:style-name="models.B2" office:value-type="string">
            <text:p text:style-name="P2">pass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7">
            <text:p text:style-name="P2">7</text:p>
          </table:table-cell>
          <table:table-cell table:style-name="models.B2" office:value-type="string">
            <text:p text:style-name="P2">Racer</text:p>
          </table:table-cell>
          <table:table-cell table:style-name="models.B2" office:value-type="string">
            <text:p text:style-name="P2">racer</text:p>
          </table:table-cell>
          <table:table-cell table:style-name="models.B2" office:value-type="string">
            <text:p text:style-name="P2">pass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8">
            <text:p text:style-name="P2">8</text:p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9">
            <text:p text:style-name="P2">9</text:p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10">
            <text:p text:style-name="P2">10</text:p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11">
            <text:p text:style-name="P2">11</text:p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12">
            <text:p text:style-name="P2">12</text:p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13">
            <text:p text:style-name="P2">13</text:p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14">
            <text:p text:style-name="P2">14</text:p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>
            <text:p text:style-name="P1"/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>
            <text:p text:style-name="P1"/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>
            <text:p text:style-name="P1"/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>
            <text:p text:style-name="P1"/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>
            <text:p text:style-name="P1"/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M32S</meta:editing-duration>
    <meta:editing-cycles>4</meta:editing-cycles>
    <meta:generator>OpenOffice/4.1.14$Win32 OpenOffice.org_project/4114m1$Build-9811</meta:generator>
    <dc:date>2023-12-14T21:41:47.07</dc:date>
    <meta:document-statistic meta:table-count="1" meta:image-count="0" meta:object-count="0" meta:page-count="1" meta:paragraph-count="44" meta:word-count="51" meta:character-count="333"/>
    <meta:user-defined meta:name="Info 1"/>
    <meta:user-defined meta:name="Info 2"/>
    <meta:user-defined meta:name="Info 3"/>
    <meta:user-defined meta:name="Info 4"/>
  </office:meta>
</office:document-meta>
</file>